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1ee474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 style:master-page-name="Standard">
      <style:paragraph-properties fo:text-align="end" style:justify-single-word="false" style:page-number="auto"/>
    </style:style>
    <style:style style:name="P18" style:family="paragraph" style:parent-style-name="Table_20_Contents">
      <style:text-properties officeooo:rsid="002d4a2c" officeooo:paragraph-rsid="002d4a2c"/>
    </style:style>
    <style:style style:name="P19" style:family="paragraph" style:parent-style-name="Table_20_Contents">
      <style:text-properties officeooo:paragraph-rsid="002b799c" fo:background-color="transparent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p. zn. <text:span text:style-name="T19">5722</text:span></text:p>
      <text:p text:style-name="P15">Dodatek č. 2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1"><text:span text:style-name="T8">Bc. Jana Rohová </text:span>ročník: 1986 bydliště: Strakonice, 386 01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3100395080454" text:continue-numbering="true" text:style-name="L1">
              <text:list-item>
                <text:p text:style-name="P16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Termín provedení</text:span>:</text:p>
          </table:table-cell>
          <table:table-cell table:style-name="Tabulka1.A1" office:value-type="string">
            <text:p text:style-name="P8"><text:span text:style-name="T11">p</text:span>růběžně, <text:span text:style-name="T11">na dobu neurčitou</text:span>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31:00.090730374</dc:date>
    <meta:editing-cycles>103</meta:editing-cycles>
    <meta:editing-duration>P24DT13H46M29S</meta:editing-duration>
    <meta:generator>LibreOffice/5.1.6.2$Linux_X86_64 LibreOffice_project/10m0$Build-2</meta:generator>
    <meta:print-date>2017-03-18T11:53:41.522141204</meta:print-date>
    <meta:document-statistic meta:table-count="2" meta:image-count="1" meta:object-count="0" meta:page-count="1" meta:paragraph-count="34" meta:word-count="182" meta:character-count="1264" meta:non-whitespace-character-count="1111"/>
    <meta:user-defined meta:name="Informace 1"/>
    <meta:user-defined meta:name="Informace 2"/>
    <meta:user-defined meta:name="Informace 3"/>
    <meta:user-defined meta:name="Informace 4"/>
  </office:meta>
</office:document-meta>
</file>